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5-01-02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4-01-0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1544" calcext:value-type="float">
            <text:p>118.2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9256" calcext:value-type="float">
            <text:p>120.5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3-01-04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2-01-0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1-01-06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2352" calcext:value-type="float">
            <text:p>115.5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20-01-0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9-01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8-01-05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7-01-03 20:5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6-01-06 18:4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692" calcext:value-type="float">
            <text:p>112.5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5-01-05 18:4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4-01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3-01-07 20:0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2-01-03 20:25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1-01-05 19:0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10-01-05 20:07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9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8-01-15 20:3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6-01-05 21:08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5-01-10 18:2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606100541001</text:p>
          </table:table-cell>
          <table:table-cell office:value-type="string" calcext:value-type="string">
            <text:p>2004-01-05 17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